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b526" officeooo:paragraph-rsid="0001b526"/>
    </style:style>
    <style:style style:name="P2" style:family="paragraph" style:parent-style-name="Standard">
      <style:paragraph-properties fo:text-align="center" style:justify-single-word="false"/>
      <style:text-properties officeooo:rsid="0001b526" officeooo:paragraph-rsid="0001b526"/>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526" officeooo:paragraph-rsid="0001b526"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9pt" officeooo:rsid="0001b526" officeooo:paragraph-rsid="0001b526" style:font-size-asian="9pt" style:font-size-complex="9pt"/>
    </style:style>
    <style:style style:name="P5" style:family="paragraph" style:parent-style-name="Standard">
      <style:text-properties officeooo:rsid="0004c8ca" officeooo:paragraph-rsid="0004c8ca"/>
    </style:style>
    <style:style style:name="P6" style:family="paragraph" style:parent-style-name="Standard">
      <style:text-properties style:text-underline-style="solid" style:text-underline-width="auto" style:text-underline-color="font-color" officeooo:rsid="00056780" officeooo:paragraph-rsid="00056780"/>
    </style:style>
    <style:style style:name="P7" style:family="paragraph" style:parent-style-name="Standard">
      <style:text-properties style:text-underline-style="solid" style:text-underline-width="auto" style:text-underline-color="font-color" officeooo:rsid="0004c8ca" officeooo:paragraph-rsid="0004c8ca"/>
    </style:style>
    <style:style style:name="P8" style:family="paragraph" style:parent-style-name="Standard">
      <style:text-properties style:text-underline-style="solid" style:text-underline-width="auto" style:text-underline-color="font-color" officeooo:rsid="0009d716" officeooo:paragraph-rsid="0009d716"/>
    </style:style>
    <style:style style:name="P9" style:family="paragraph" style:parent-style-name="Standard">
      <style:text-properties officeooo:rsid="0009d716" officeooo:paragraph-rsid="0009d716"/>
    </style:style>
    <style:style style:name="P10" style:family="paragraph" style:parent-style-name="Standard" style:list-style-name="L1">
      <style:text-properties officeooo:rsid="0001b526" officeooo:paragraph-rsid="0001b526"/>
    </style:style>
    <style:style style:name="P11" style:family="paragraph" style:parent-style-name="Standard" style:list-style-name="L1">
      <style:text-properties officeooo:rsid="000ab32f" officeooo:paragraph-rsid="000ab32f"/>
    </style:style>
    <style:style style:name="P12" style:family="paragraph" style:parent-style-name="Standard" style:list-style-name="L1">
      <style:text-properties officeooo:rsid="00032283" officeooo:paragraph-rsid="00032283"/>
    </style:style>
    <style:style style:name="P13" style:family="paragraph" style:parent-style-name="Standard" style:list-style-name="L1">
      <style:text-properties officeooo:rsid="00032283" officeooo:paragraph-rsid="000d6167"/>
    </style:style>
    <style:style style:name="P14" style:family="paragraph" style:parent-style-name="Standard" style:list-style-name="L1">
      <style:text-properties officeooo:rsid="000d6167" officeooo:paragraph-rsid="000d6167"/>
    </style:style>
    <style:style style:name="P15" style:family="paragraph" style:parent-style-name="Standard" style:list-style-name="L1">
      <style:text-properties officeooo:rsid="0004c8ca" officeooo:paragraph-rsid="0004c8ca"/>
    </style:style>
    <style:style style:name="P16" style:family="paragraph" style:parent-style-name="Standard" style:list-style-name="L2">
      <style:text-properties officeooo:rsid="0004c8ca" officeooo:paragraph-rsid="0004c8ca"/>
    </style:style>
    <style:style style:name="P17" style:family="paragraph" style:parent-style-name="Standard" style:list-style-name="L2">
      <style:text-properties officeooo:rsid="00056780" officeooo:paragraph-rsid="00056780"/>
    </style:style>
    <style:style style:name="P18" style:family="paragraph" style:parent-style-name="Standard" style:list-style-name="L2">
      <style:text-properties officeooo:rsid="0009d716" officeooo:paragraph-rsid="0009d716"/>
    </style:style>
    <style:style style:name="P19" style:family="paragraph" style:parent-style-name="Standard" style:list-style-name="L3">
      <style:text-properties officeooo:rsid="0009d716" officeooo:paragraph-rsid="000ab32f"/>
    </style:style>
    <style:style style:name="P20" style:family="paragraph" style:parent-style-name="Standard" style:list-style-name="L3">
      <style:text-properties officeooo:rsid="000e623c" officeooo:paragraph-rsid="000e623c"/>
    </style:style>
    <style:style style:name="P21" style:family="paragraph" style:parent-style-name="Standard" style:list-style-name="L3">
      <style:text-properties officeooo:rsid="000b81ea" officeooo:paragraph-rsid="000b81ea"/>
    </style:style>
    <style:style style:name="P22" style:family="paragraph" style:parent-style-name="Standard" style:list-style-name="L3">
      <style:text-properties officeooo:rsid="000ec698" officeooo:paragraph-rsid="000ec698"/>
    </style:style>
    <style:style style:name="P23" style:family="paragraph" style:parent-style-name="Standard" style:list-style-name="L1">
      <style:text-properties officeooo:rsid="0012999f" officeooo:paragraph-rsid="0012999f"/>
    </style:style>
    <style:style style:name="P24" style:family="paragraph" style:parent-style-name="Standard" style:list-style-name="L1">
      <style:text-properties officeooo:rsid="0012bafd" officeooo:paragraph-rsid="0012bafd"/>
    </style:style>
    <style:style style:name="T1" style:family="text">
      <style:text-properties officeooo:rsid="0002a0bf"/>
    </style:style>
    <style:style style:name="T2" style:family="text">
      <style:text-properties officeooo:rsid="0004c8ca"/>
    </style:style>
    <style:style style:name="T3" style:family="text">
      <style:text-properties officeooo:rsid="000545fb"/>
    </style:style>
    <style:style style:name="T4" style:family="text">
      <style:text-properties officeooo:rsid="00056780"/>
    </style:style>
    <style:style style:name="T5" style:family="text">
      <style:text-properties officeooo:rsid="0006223d"/>
    </style:style>
    <style:style style:name="T6" style:family="text">
      <style:text-properties officeooo:rsid="00072358"/>
    </style:style>
    <style:style style:name="T7" style:family="text">
      <style:text-properties officeooo:rsid="000729e0"/>
    </style:style>
    <style:style style:name="T8" style:family="text">
      <style:text-properties officeooo:rsid="0008f624"/>
    </style:style>
    <style:style style:name="T9" style:family="text">
      <style:text-properties officeooo:rsid="000940fb"/>
    </style:style>
    <style:style style:name="T10" style:family="text">
      <style:text-properties officeooo:rsid="00097175"/>
    </style:style>
    <style:style style:name="T11" style:family="text">
      <style:text-properties officeooo:rsid="000ab32f"/>
    </style:style>
    <style:style style:name="T12" style:family="text">
      <style:text-properties fo:font-weight="bold" style:font-weight-asian="bold" style:font-weight-complex="bold"/>
    </style:style>
    <style:style style:name="T13" style:family="text">
      <style:text-properties officeooo:rsid="00129cdd"/>
    </style:style>
    <style:style style:name="T14" style:family="text">
      <style:text-properties officeooo:rsid="0012ba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ögliche Schwachstellen <text:span text:style-name="T4">&amp; Methodische Probleme </text:span>in der Blockchain-Voting-Lösung</text:p>
      <text:p text:style-name="P2"/>
      <text:p text:style-name="P4">Simon Schneider, 22.10.2022</text:p>
      <text:p text:style-name="P1"/>
      <text:p text:style-name="P6">Mögliche Schwachstellen</text:p>
      <text:p text:style-name="P1"/>
      <text:list xml:id="list45436521" text:style-name="L1">
        <text:list-item>
          <text:p text:style-name="P10">Die Verwendung des MariaDB-Connectors ist möglicherweise nicht threadsicher. Dies könnte zu Fehlern führen, wenn mehrere Anfragen kurz hintereinander ankommen</text:p>
          <text:p text:style-name="P10">Mögliche Lösung: Code so umschreiben, dass jeder Aufruf von Funktionen aus auth_service eine eigene Verbindung erzeugt und abbaut.</text:p>
        </text:list-item>
        <text:list-item>
          <text:p text:style-name="P10">Die Verwendung einer globalen Variablen zur Speicherung der verschlüsselten privaten Schlüssel ist möglicherweise nicht threadsicher (Probleme wie bei 1).</text:p>
          <text:p text:style-name="P10">Mögliche Lösung: Code so umschreiben, dass der verschlüsselte private Schlüssel als Rückgabewert <text:span text:style-name="T7">(anstatt in einer globalen Variablen)</text:span> übergeben wird.</text:p>
        </text:list-item>
        <text:list-item>
          <text:p text:style-name="P10">Die Mix-Network überprüft den Wert für die Layer-Anzahl nicht auf Sinnhaftigkeit. Negative oder sehr große Werte in diesem Wert könnten zu Nachrichten führen, die sehr lange im Mix-Network unterwegs sind und es belasten. Dies könnte für D<text:span text:style-name="T1">D</text:span>oS-Angriffe genutzt werden.</text:p>
          <text:p text:style-name="P10">Mögliche Lösung: Einen Wertebereich für die Layer-Anzahl festgelegen (z.Bsp. <text:span text:style-name="T3">[</text:span>1,10<text:span text:style-name="T3">]</text:span>). Passende Checks in die entsprechende Funktion einbauen.</text:p>
        </text:list-item>
        <text:list-item>
          <text:p text:style-name="P11">Das Passwort für die Datenbank(en) liegt im Code von auth_service im Klartext vor. Daher kann dieser Teil des Codes nicht veröffentlicht werden, da sonst unautorisierte Personen auf die Datenbank(en) zugreifen könnten.</text:p>
          <text:p text:style-name="P11">Mögliche Lösung: Code so umschreiben, dass das Passwort aus einer zusätzlichen, nichtöffentlichen Datei ausgelesen wird.</text:p>
        </text:list-item>
        <text:list-item>
          <text:p text:style-name="P12">Fast die gesamte Kryptographie findet serverseitig statt. <text:span text:style-name="T2">Die Stimmen der einzelnen Wähler liegen den Wahlservern/dem Register im Klartext vor.</text:span></text:p>
          <text:list>
            <text:list-item>
              <text:p text:style-name="P12">Das Register kann die IP-Adressen speichern, von denen die Anfragen an es gestellt werden. Auf diese Weise könnte das Wahlgeheimnis gebrochen werden.</text:p>
            </text:list-item>
            <text:list-item>
              <text:p text:style-name="P13">Eine kompromittierte Entry-Node für das Mix-Netzwerk könnte <text:span text:style-name="T2">ebenfalls </text:span>IP-Adressen zu den <text:span text:style-name="T11">einzelnen Stimmen</text:span> speichern. Auf diese Weise könnte das Wahlgeheimnis gebrochen werden.</text:p>
            </text:list-item>
          </text:list>
          <text:p text:style-name="P14">Mögliche Lösung (<text:span text:style-name="T12">sehr</text:span> aufwändig): Kryptografie auf Client-Seite verlagern, sodass Entry-Node und Register nur noch verschlüsselte Stimmen verarbeiten.</text:p>
        </text:list-item>
        <text:list-item>
          <text:p text:style-name="P23">Das Mix-Netzwerk erfüllt seinen Zweck nur unzureichend, solange die Wähler direkt das Register ansprechen müssen, um ihre Wahl zu verifizieren. Das Register kann nämlich eine Zuordnung von IP-Adressen zu Stimmen vornehmen. Ein Wähler muss sich also entscheiden, ob er seine Wahl verifiziert und dabei einen Bruch seines Wahlgeheimnisses <text:span text:style-name="T14">riskier</text:span>t oder ob er die Verarbeitung seiner Stimme nicht mehr überprüft.</text:p>
          <text:p text:style-name="P24">Mögliche Lösung: ---.</text:p>
        </text:list-item>
        <text:list-item>
          <text:p text:style-name="P15">Die Auszählfunktion kann zum Bruch des Wahlgeheimnisses verwendet werden. Wenn <text:span text:style-name="T4">ein Angreifer</text:span> weiß, das Person X zu einem bestimmten Zeitpunkt gewählt hat, kann <text:span text:style-name="T4">er</text:span> einfach kurz davor und kurz danach eine Auszählung durchführen und somit die Wahl von X herausfinden. <text:span text:style-name="T5">Dies ist insbesondere bei kleinen Wahlen (z.Bsp. für Führungspositionen in Unternehmen/Organisationen) ein Problem, da eine einzelne Stimmabgabe hier wahrscheinlich nicht in der Masse der Stimmen untergehen kann.</text:span></text:p>
          <text:p text:style-name="P15">Mögliche Lösung: Die Auszählfunktion könnte erst zu einem bestimmten Zeitpunkt (bspw. dem offiziellen Ende der Wahl) freigeschaltet werden, wenn keine Stimmabgabe mehr möglich ist.</text:p>
        </text:list-item>
      </text:list>
      <text:p text:style-name="P5"/>
      <text:p text:style-name="P7">Methodische Probleme</text:p>
      <text:p text:style-name="P5"><text:soft-page-break/></text:p>
      <text:list xml:id="list615359201" text:style-name="L2">
        <text:list-item>
          <text:p text:style-name="P16">Die Auszählung ist nicht verifizierbar. Die Auszählfunktion könnte das Ergebnis manipulieren, was nur schwer nachzuweisen wäre (eine große Anzahl an Wählern müsste sich zusammenschließen und ihre Wahlentscheidungen veröffentlichen).</text:p>
          <text:p text:style-name="P16">Mögliche Lösung: Ein zusätzlicher API-Endpoint könnte die gesamte Blockchain (inklusive Hash-Werte) bereitstellen <text:span text:style-name="T8">(am Besten erst nach Wahlende, um Angriffe wie bei Schwachstelle 5 zu vermeiden)</text:span>, um zusätzliches Vertrauen in die Integrität der Blockchain zu schaffen. Der Private Key des Administrators könnte zum Wahlende veröffentlicht werden. Dann könnte jeder interessierte (ggf. mit einem eigenen Tool) die Private Keys der Wähler entschlüsseln <text:span text:style-name="T6">(hierzu müsste directory_server3 öffentlich zugänglich gemacht werden) </text:span>und seine eigene Auszählung vornehmen.</text:p>
        </text:list-item>
        <text:list-item>
          <text:p text:style-name="P17">Im derzeitigen Konzept ist keine Stelle/kein Konzept zur Behandlung von Disputen festgelegt. Was sollte bspw. passieren, wenn die Wahl einer Person nicht korrekt in der Blockchain gespeichert wird? An wen sollte sich diese Person wenden?</text:p>
          <text:p text:style-name="P17">Mögliche Schwierigkeit: Böswillige Personen könnten <text:span text:style-name="T9">eine hierfür eingerichtete</text:span> Dispute Resolution Authority dazu verwenden, den Wahlablauf zu stören/zu verlangsamen <text:span text:style-name="T10">und/</text:span>oder das öffentliche Vertrauen in die Wahl zu untergraben.</text:p>
        </text:list-item>
        <text:list-item>
          <text:p text:style-name="P18">Das System verwendet zwar eine Blockchain, um Manipulationen zu erkennen, legt aber nicht fest, was geschehen sollte, falls wirklich eine Manipulation erkannt werden sollte (bspw. durch einen falschen Hashwert in der Blockchain). <text:span text:style-name="T11">Wäre eine Wiederholung der Wahl in diesem Fall die einzige Möglichkeit?</text:span></text:p>
        </text:list-item>
      </text:list>
      <text:p text:style-name="P9"/>
      <text:p text:style-name="P8">Weitere Bemerkungen</text:p>
      <text:p text:style-name="P9"/>
      <text:list xml:id="list4019403263" text:style-name="L3">
        <text:list-item>
          <text:p text:style-name="P19">Das System überträgt die Stimmen <text:span text:style-name="T11">der Wähler im Klartext bzw. nur durch HTTPS geschützt. Es verlässt sich in dieser Hinsicht auf die von HTTPS verwendeten kryptographischen Primitive und das gesamte Design des Protokolls, darunter auch die verwendete PKI inklusive CAs. Es ist jedoch fragwürdig, ob dieses Vertrauen in jedem Fall gerechtfertigt ist. Dies zeigen sowohl Skandale rund um CAs als auch Schwachstellen in früheren Versionen von SSL/TLS. Die enorme Bedeutung eines Wahlsystems sollte Grund genug dafür sein, besondere Vorsicht walten zu lassen.</text:span></text:p>
          <text:p text:style-name="P20">Hierzu vgl. bspw.:</text:p>
          <text:p text:style-name="P20">https://ldpreload.com/blog/names-to-reserve</text:p>
          <text:p text:style-name="P19">https://www.theregister.com/2011/04/11/state_of_ssl_analysis/</text:p>
          <text:p text:style-name="P19">https://www.theregister.com/2009/07/30/universal_ssl_certificate/</text:p>
          <text:p text:style-name="P19">https://en.wikipedia.org/wiki/Transport_Layer_Security#Attacks_against_TLS/SSL</text:p>
        </text:list-item>
        <text:list-item>
          <text:p text:style-name="P21">Das aktuelle System hat kein Deployment-Konzept. Bei einem ernsthaften Einsatz muss dieses ein Konzept zur DDoS-Mitigation enthalten.</text:p>
        </text:list-item>
        <text:list-item>
          <text:p text:style-name="P22">Das System verlässt sich darauf, dass die Wählerregistrierung korrekt und vertraulich abläuft. Insbesondere dürfen nur tatsächlich Wahlberechtigte in die Voters-Tabelle eingetragen werden. Ebenso darf es <text:span text:style-name="T13">Unbefugten </text:span>nicht möglich sein, an die Personal-IDs und Authentifizierungscodes von anderen Wählern zu gelange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0-22T20:09:41.484000000</meta:creation-date>
    <dc:date>2022-10-24T19:01:01.696000000</dc:date>
    <meta:editing-duration>PT1H10M28S</meta:editing-duration>
    <meta:editing-cycles>19</meta:editing-cycles>
    <meta:generator>LibreOffice/6.3.6.2$Windows_X86_64 LibreOffice_project/2196df99b074d8a661f4036fca8fa0cbfa33a497</meta:generator>
    <meta:document-statistic meta:table-count="0" meta:image-count="0" meta:object-count="0" meta:page-count="2" meta:paragraph-count="34" meta:word-count="793" meta:character-count="6062" meta:non-whitespace-character-count="5319"/>
  </office:meta>
</office:document-meta>
</file>